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DestinationAccessor.isPubSub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DestinationAccessor.setPubSubDomain( boolean pubSub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DestinationAccessor.setDestinationResolver( DestinationResolver destination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DestinationAccessor.resolveDestinationName( Session session , String destin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DestinationAccessor.getDestina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msDestinationAccessor.receiveFromConsumer( MessageConsumer consumer , long time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